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848d" officeooo:paragraph-rsid="0004848d"/>
    </style:style>
    <style:style style:name="T1" style:family="text">
      <style:text-properties officeooo:rsid="0006076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74683168773597554" text:style-name="L1">
        <text:list-item>
          <text:p text:style-name="P1">Social transactions involve individuals, holdings, and voluntary exchanges<text:line-break/>Robert Nozick</text:p>
        </text:list-item>
        <text:list-item>
          <text:p text:style-name="P1">We should put aside our own interests when deciding how to distribute social goods<text:line-break/>John Rawls</text:p>
        </text:list-item>
        <text:list-item>
          <text:p text:style-name="P1">Social justice must combat the exclusion of margnalized groups from participating in institutional contexts of decision making<text:line-break/>Iris Marion-Young</text:p>
        </text:list-item>
        <text:list-item>
          <text:p text:style-name="P1">Robert Nozick arguments that in a wholly just world only two principles would be necessary to establish justice in holdings. What are these two principles? (2)</text:p>
        </text:list-item>
        <text:list-item>
          <text:p text:style-name="P1">What, according to Rawls, is the original position? What is the veil of ignorance? Why does he think, from the original position, that people would choose a society where the least advantaged members of society are better off than in any society? (5)<text:line-break/>Original position: A group of people decide, from a non-biased position, what the basic rights and duties required of each member<text:line-break/>Veil of ignorance: You wouldn't know the place in society, his position of class, or his social status<text:line-break/>Nor does one know his or her natural abilities such as intelligence, strength, appearance.<text:line-break/>Nor I add should one consider gender, race, orientation, etc.<text:line-break/>Basically, the idea is that people would agree to principles without trying to advantage their own interests. They'd be disinterested. But also:<text:line-break/>Maintain that social and economic inequalities are justified only if everyone agrees to them</text:p>
        </text:list-item>
        <text:list-item>
          <text:p text:style-name="P1">Robert Nozick argues that liberty upsets patterns. How does his Wilt Chamberlain argument elaborate this claim? (4)<text:line-break/>One mark per pt:<text:line-break/>Image the most just pattern of distribution, called D1. Choose any distributive pattern, but we can assume that everybody is equal.<text:line-break/>Wilt Chamberlain signs a contract that entitles him to 25 cents for every ticket to basketball games he plays. If in one season 1 million people attend games he plays, he gets $250,000.<text:line-break/>After these transfers, people still have their shares, and transfers fulfilled the principle of justice&gt;<text:line-break/>The resulting inequality is just because the principle of justice in transfer is obeyed. Distributive theorists think we can expect an endstate where all is equal</text:p>
        </text:list-item>
        <text:list-item>
          <text:p text:style-name="P1">Iris Young:<text:line-break/>Decision making prodecures<text:line-break/>Considerations about cultural imagery and symbols (how groups are represented in a maintream culture)<text:line-break/>A right to meaningful work<text:line-break/><text:line-break/>2 marks for the problems with distributive theories.<text:line-break/>2 marks to deal with one of the concerns. Two marks for clarity and for relating claims to each other overall. <text:span text:style-name="T1">2 marks for clarity and relating claims to each other overal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1:50:49.580611454</meta:creation-date>
    <meta:generator>LibreOffice/4.3.4.1$Linux_X86_64 LibreOffice_project/430m0$Build-1</meta:generator>
    <dc:date>2014-12-04T12:04:58.443494847</dc:date>
    <meta:editing-duration>PT14M7S</meta:editing-duration>
    <meta:editing-cycles>3</meta:editing-cycles>
    <meta:document-statistic meta:table-count="0" meta:image-count="0" meta:object-count="0" meta:page-count="1" meta:paragraph-count="7" meta:word-count="400" meta:character-count="2485" meta:non-whitespace-character-count="2098"/>
  </office:meta>
</office:document-meta>
</file>